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854in"/>
    </style:style>
    <style:style style:name="co2" style:family="table-column">
      <style:table-column-properties fo:break-before="auto" style:column-width="0.6327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3661in"/>
    </style:style>
    <style:style style:name="co5" style:family="table-column">
      <style:table-column-properties fo:break-before="auto" style:column-width="0.5575in"/>
    </style:style>
    <style:style style:name="co6" style:family="table-column">
      <style:table-column-properties fo:break-before="auto" style:column-width="0.7492in"/>
    </style:style>
    <style:style style:name="co7" style:family="table-column">
      <style:table-column-properties fo:break-before="auto" style:column-width="0.7811in"/>
    </style:style>
    <style:style style:name="co8" style:family="table-column">
      <style:table-column-properties fo:break-before="auto" style:column-width="0.8134in"/>
    </style:style>
    <style:style style:name="co9" style:family="table-column">
      <style:table-column-properties fo:break-before="auto" style:column-width="1.186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MC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emp.min</text:p>
          </table:table-cell>
          <table:table-cell office:value-type="string">
            <text:p>Temp.max</text:p>
          </table:table-cell>
          <table:table-cell office:value-type="string">
            <text:p>Pluie</text:p>
          </table:table-cell>
          <table:table-cell office:value-type="string">
            <text:p>Pression</text:p>
          </table:table-cell>
          <table:table-cell office:value-type="string">
            <text:p>Hygrometrie</text:p>
          </table:table-cell>
          <table:table-cell office:value-type="string">
            <text:p>Temp.int.min</text:p>
          </table:table-cell>
          <table:table-cell office:value-type="string">
            <text:p>Temp.int.max</text:p>
          </table:table-cell>
          <table:table-cell office:value-type="string">
            <text:p>Commentaires</text:p>
          </table:table-cell>
        </table:table-row>
        <table:table-row table:style-name="ro1">
          <table:table-cell office:value-type="date" office:date-value="2011-09-04">
            <text:p>04/09/1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string">
            <text:p>Grosses pluies</text:p>
          </table:table-cell>
        </table:table-row>
        <table:table-row table:style-name="ro2">
          <table:table-cell office:value-type="date" office:date-value="2011-09-05">
            <text:p>05/09/1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date" office:date-value="2011-09-06">
            <text:p>06/09/11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date" office:date-value="2011-09-07">
            <text:p>07/09/1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date" office:date-value="2011-09-08">
            <text:p>08/09/1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date" office:date-value="2011-09-09">
            <text:p>09/09/1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date" office:date-value="2011-09-10">
            <text:p>10/09/11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date" office:date-value="2011-09-11">
            <text:p>11/09/11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date" office:date-value="2011-09-12">
            <text:p>12/09/1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date" office:date-value="2011-09-13">
            <text:p>13/09/1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date" office:date-value="2011-09-14">
            <text:p>14/09/1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date" office:date-value="2011-09-15">
            <text:p>15/09/1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date" office:date-value="2011-09-16">
            <text:p>16/09/1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date" office:date-value="2011-09-17">
            <text:p>17/09/1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date" office:date-value="2011-09-18">
            <text:p>18/09/1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string">
            <text:p>1er feu</text:p>
          </table:table-cell>
        </table:table-row>
        <table:table-row table:style-name="ro1">
          <table:table-cell office:value-type="date" office:date-value="2011-09-19">
            <text:p>19/09/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string">
            <text:p>1ere neiges (1800m)</text:p>
          </table:table-cell>
        </table:table-row>
        <table:table-row table:style-name="ro2">
          <table:table-cell office:value-type="date" office:date-value="2011-09-20">
            <text:p>20/09/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date" office:date-value="2011-09-21">
            <text:p>21/09/1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date" office:date-value="2011-09-22">
            <text:p>22/09/1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date" office:date-value="2011-09-23">
            <text:p>23/09/1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date" office:date-value="2011-09-24">
            <text:p>24/09/1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date" office:date-value="2011-09-25">
            <text:p>25/09/1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date" office:date-value="2011-09-26">
            <text:p>26/09/1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date" office:date-value="2011-09-27">
            <text:p>27/09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date" office:date-value="2011-09-28">
            <text:p>28/09/1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date" office:date-value="2011-09-29">
            <text:p>29/09/11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date" office:date-value="2011-09-30">
            <text:p>30/09/1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date" office:date-value="2011-10-01">
            <text:p>01/10/11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date" office:date-value="2011-10-02">
            <text:p>02/10/1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date" office:date-value="2011-10-03">
            <text:p>03/10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date" office:date-value="2011-10-04">
            <text:p>04/10/1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date" office:date-value="2011-10-05">
            <text:p>05/10/11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date" office:date-value="2011-10-06">
            <text:p>06/10/1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date" office:date-value="2011-10-07">
            <text:p>07/10/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date" office:date-value="2011-10-08">
            <text:p>08/10/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date" office:date-value="2011-10-09">
            <text:p>09/10/1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date" office:date-value="2011-10-10">
            <text:p>10/10/1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date" office:date-value="2011-10-11">
            <text:p>11/10/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3">
            <text:p>8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date" office:date-value="2011-10-12">
            <text:p>12/10/1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date" office:date-value="2011-10-13">
            <text:p>13/10/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date" office:date-value="2011-10-14">
            <text:p>14/10/1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0-15">
            <text:p>15/10/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date" office:date-value="2011-10-16">
            <text:p>16/10/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0-17">
            <text:p>17/10/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0-18">
            <text:p>18/10/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0-19">
            <text:p>19/10/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date" office:date-value="2011-10-21">
            <text:p>21/10/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string">
            <text:p>Quak here</text:p>
          </table:table-cell>
        </table:table-row>
        <table:table-row table:style-name="ro2">
          <table:table-cell office:value-type="date" office:date-value="2011-10-22">
            <text:p>22/10/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date" office:date-value="2011-10-23">
            <text:p>23/10/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date" office:date-value="2011-10-24">
            <text:p>24/10/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date" office:date-value="2011-10-25">
            <text:p>25/10/1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date" office:date-value="2011-10-26">
            <text:p>26/10/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date" office:date-value="2011-10-27">
            <text:p>27/10/1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0-28">
            <text:p>28/10/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0-29">
            <text:p>29/10/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0-30">
            <text:p>30/10/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0-31">
            <text:p>31/10/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01">
            <text:p>01/11/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02">
            <text:p>02/11/1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03">
            <text:p>03/11/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04">
            <text:p>04/11/1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05">
            <text:p>05/11/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06">
            <text:p>06/11/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07">
            <text:p>07/11/1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08">
            <text:p>08/11/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09">
            <text:p>09/11/1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10">
            <text:p>10/11/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11">
            <text:p>11/11/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date" office:date-value="2011-11-12">
            <text:p>12/11/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date" office:date-value="2011-11-13">
            <text:p>13/11/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date" office:date-value="2011-11-14">
            <text:p>14/11/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date" office:date-value="2011-11-15">
            <text:p>15/11/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date" office:date-value="2011-11-16">
            <text:p>16/11/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date" office:date-value="2011-11-17">
            <text:p>17/11/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18">
            <text:p>18/11/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19">
            <text:p>19/11/1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date" office:date-value="2011-11-20">
            <text:p>20/11/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21">
            <text:p>21/11/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22">
            <text:p>22/11/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23">
            <text:p>23/11/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date" office:date-value="2011-11-24">
            <text:p>24/11/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date" office:date-value="2011-11-25">
            <text:p>25/11/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date" office:date-value="2011-11-26">
            <text:p>26/11/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27">
            <text:p>27/11/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28">
            <text:p>28/11/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1-30">
            <text:p>30/11/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2-01">
            <text:p>01/12/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2-02">
            <text:p>02/12/1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.5">
            <text:p>0.5</text:p>
          </table:table-cell>
          <table:table-cell office:value-type="float" office:value="23">
            <text:p>23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2-03">
            <text:p>03/12/1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2">
          <table:table-cell office:value-type="date" office:date-value="2011-12-04">
            <text:p>04/12/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2">
          <table:table-cell office:value-type="date" office:date-value="2011-12-05">
            <text:p>05/12/1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2"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2-07">
            <text:p>07/12/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92">
            <text:p>92</text:p>
          </table:table-cell>
          <table:table-cell table:number-columns-repeated="3"/>
        </table:table-row>
        <table:table-row table:style-name="ro2">
          <table:table-cell office:value-type="date" office:date-value="2011-12-08">
            <text:p>08/12/1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2">
          <table:table-cell office:value-type="date" office:date-value="2011-12-09">
            <text:p>09/12/1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2">
          <table:table-cell office:value-type="date" office:date-value="2011-12-10">
            <text:p>10/12/1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2-11">
            <text:p>11/12/1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date" office:date-value="2011-12-12">
            <text:p>12/12/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date" office:date-value="2011-12-13">
            <text:p>13/12/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/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date" office:date-value="2011-12-14">
            <text:p>14/12/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2"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date" office:date-value="2011-12-16">
            <text:p>16/12/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 office:value-type="date" office:date-value="2011-12-17">
            <text:p>17/12/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0">
            <text:p>-2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date" office:date-value="2011-12-18">
            <text:p>18/12/11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-10">
            <text:p>-10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date" office:date-value="2011-12-19">
            <text:p>19/12/11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0">
            <text:p>-10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date" office:date-value="2011-12-20">
            <text:p>20/12/11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Absence</text:p>
          </table:table-cell>
        </table:table-row>
        <table:table-row table:style-name="ro2">
          <table:table-cell office:value-type="date" office:date-value="2011-12-21">
            <text:p>21/12/11</text:p>
          </table:table-cell>
          <table:table-cell office:value-type="float" office:value="-2">
            <text:p>-2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string">
            <text:p>Absence</text:p>
          </table:table-cell>
        </table:table-row>
        <table:table-row table:style-name="ro2">
          <table:table-cell office:value-type="date" office:date-value="2011-12-22">
            <text:p>22/12/11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string">
            <text:p>Absence</text:p>
          </table:table-cell>
        </table:table-row>
        <table:table-row table:style-name="ro2">
          <table:table-cell office:value-type="date" office:date-value="2011-12-23">
            <text:p>23/12/1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string">
            <text:p>Absence</text:p>
          </table:table-cell>
        </table:table-row>
        <table:table-row table:style-name="ro2">
          <table:table-cell office:value-type="date" office:date-value="2011-12-24">
            <text:p>24/12/11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Absence</text:p>
          </table:table-cell>
        </table:table-row>
        <table:table-row table:style-name="ro2">
          <table:table-cell office:value-type="date" office:date-value="2011-12-25">
            <text:p>25/12/11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Absence</text:p>
          </table:table-cell>
        </table:table-row>
        <table:table-row table:style-name="ro2">
          <table:table-cell office:value-type="date" office:date-value="2011-12-26">
            <text:p>26/12/11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string">
            <text:p>Absence</text:p>
          </table:table-cell>
        </table:table-row>
        <table:table-row table:style-name="ro2">
          <table:table-cell office:value-type="date" office:date-value="2011-12-27">
            <text:p>27/12/11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Absence</text:p>
          </table:table-cell>
        </table:table-row>
        <table:table-row table:style-name="ro2">
          <table:table-cell office:value-type="date" office:date-value="2011-12-28">
            <text:p>28/12/1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string">
            <text:p>Absence</text:p>
          </table:table-cell>
        </table:table-row>
        <table:table-row table:style-name="ro1">
          <table:table-cell office:value-type="date" office:date-value="2011-12-29">
            <text:p>29/12/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string">
            <text:p>retour</text:p>
          </table:table-cell>
        </table:table-row>
        <table:table-row table:style-name="ro2">
          <table:table-cell office:value-type="date" office:date-value="2011-12-30">
            <text:p>30/12/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3"/>
        </table:table-row>
        <table:table-row table:style-name="ro2">
          <table:table-cell office:value-type="date" office:date-value="2011-12-31">
            <text:p>31/12/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95">
            <text:p>95</text:p>
          </table:table-cell>
          <table:table-cell table:number-columns-repeated="3"/>
        </table:table-row>
        <table:table-row table:style-name="ro2">
          <table:table-cell office:value-type="date" office:date-value="2012-01-01">
            <text:p>01/01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2">
          <table:table-cell office:value-type="date" office:date-value="2012-01-02">
            <text:p>02/01/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92">
            <text:p>92</text:p>
          </table:table-cell>
          <table:table-cell table:number-columns-repeated="3"/>
        </table:table-row>
        <table:table-row table:style-name="ro2">
          <table:table-cell office:value-type="date" office:date-value="2012-01-03">
            <text:p>03/01/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2">
          <table:table-cell office:value-type="date" office:date-value="2012-01-04">
            <text:p>04/01/12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table:number-columns-repeated="3"/>
        </table:table-row>
        <table:table-row table:style-name="ro2">
          <table:table-cell office:value-type="date" office:date-value="2012-01-05">
            <text:p>05/01/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2">
          <table:table-cell office:value-type="date" office:date-value="2012-01-06">
            <text:p>06/01/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date" office:date-value="2012-01-07">
            <text:p>07/01/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date" office:date-value="2012-01-08">
            <text:p>08/01/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date" office:date-value="2012-01-09">
            <text:p>09/01/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date" office:date-value="2012-01-10">
            <text:p>10/01/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date" office:date-value="2012-01-11">
            <text:p>11/01/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date" office:date-value="2012-01-12">
            <text:p>12/01/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date" office:date-value="2012-01-13">
            <text:p>13/01/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date" office:date-value="2012-01-14">
            <text:p>14/01/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date" office:date-value="2012-01-15">
            <text:p>15/01/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date" office:date-value="2012-01-16">
            <text:p>16/01/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date" office:date-value="2012-01-17">
            <text:p>17/01/1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date" office:date-value="2012-01-18">
            <text:p>18/01/12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2">
          <table:table-cell office:value-type="date" office:date-value="2012-01-19">
            <text:p>19/01/12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date" office:date-value="2012-01-20">
            <text:p>20/01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date" office:date-value="2012-01-21">
            <text:p>21/01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date" office:date-value="2012-01-22">
            <text:p>22/01/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date" office:date-value="2012-01-23">
            <text:p>23/01/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date" office:date-value="2012-01-24">
            <text:p>24/01/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date" office:date-value="2012-01-26">
            <text:p>26/01/1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date" office:date-value="2012-01-27">
            <text:p>27/01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date" office:date-value="2012-01-28">
            <text:p>28/01/1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date" office:date-value="2012-01-29">
            <text:p>29/01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2-01-30">
            <text:p>30/01/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neige</text:p>
          </table:table-cell>
        </table:table-row>
        <table:table-row table:style-name="ro2">
          <table:table-cell office:value-type="date" office:date-value="2012-01-31">
            <text:p>31/01/12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2-01">
            <text:p>01/02/12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date" office:date-value="2012-02-02">
            <text:p>02/02/12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02-03">
            <text:p>03/02/12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date" office:date-value="2012-02-04">
            <text:p>04/02/12</text:p>
          </table:table-cell>
          <table:table-cell office:value-type="float" office:value="-11">
            <text:p>-11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date" office:date-value="2012-02-05">
            <text:p>05/02/12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date" office:date-value="2012-02-06">
            <text:p>06/02/12</text:p>
          </table:table-cell>
          <table:table-cell office:value-type="float" office:value="-11">
            <text:p>-11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date" office:date-value="2012-02-07">
            <text:p>07/02/12</text:p>
          </table:table-cell>
          <table:table-cell office:value-type="float" office:value="-10">
            <text:p>-10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date" office:date-value="2012-02-08">
            <text:p>08/02/12</text:p>
          </table:table-cell>
          <table:table-cell table:number-columns-repeated="8"/>
        </table:table-row>
        <table:table-row table:style-name="ro2">
          <table:table-cell office:value-type="date" office:date-value="2012-02-09">
            <text:p>09/02/12</text:p>
          </table:table-cell>
          <table:table-cell table:number-columns-repeated="8"/>
        </table:table-row>
        <table:table-row table:style-name="ro2">
          <table:table-cell office:value-type="date" office:date-value="2012-02-10">
            <text:p>10/02/12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date" office:date-value="2012-02-11">
            <text:p>11/02/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2">
          <table:table-cell office:value-type="date" office:date-value="2012-02-12">
            <text:p>12/02/12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date" office:date-value="2012-02-13">
            <text:p>13/02/12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2-02-14">
            <text:p>14/02/12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neige</text:p>
          </table:table-cell>
        </table:table-row>
        <table:table-row table:style-name="ro1">
          <table:table-cell office:value-type="date" office:date-value="2012-02-15">
            <text:p>15/02/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degel</text:p>
          </table:table-cell>
        </table:table-row>
        <table:table-row table:style-name="ro1">
          <table:table-cell office:value-type="date" office:date-value="2012-02-16">
            <text:p>16/02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degel</text:p>
          </table:table-cell>
        </table:table-row>
        <table:table-row table:style-name="ro1">
          <table:table-cell office:value-type="date" office:date-value="2012-02-17">
            <text:p>17/02/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degel</text:p>
          </table:table-cell>
        </table:table-row>
        <table:table-row table:style-name="ro1">
          <table:table-cell office:value-type="date" office:date-value="2012-02-18">
            <text:p>18/02/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soleil</text:p>
          </table:table-cell>
        </table:table-row>
        <table:table-row table:style-name="ro2">
          <table:table-cell office:value-type="date" office:date-value="2012-02-19">
            <text:p>19/02/12</text:p>
          </table:table-cell>
          <table:table-cell table:number-columns-repeated="8"/>
        </table:table-row>
        <table:table-row table:style-name="ro2">
          <table:table-cell office:value-type="date" office:date-value="2012-02-20">
            <text:p>20/02/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date" office:date-value="2012-02-21">
            <text:p>21/02/1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date" office:date-value="2012-02-22">
            <text:p>22/02/12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date" office:date-value="2012-02-23">
            <text:p>23/02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date" office:date-value="2012-02-24">
            <text:p>24/02/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date" office:date-value="2012-02-25">
            <text:p>25/02/1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date" office:date-value="2012-02-26">
            <text:p>26/02/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2-02-27">
            <text:p>27/02/12</text:p>
          </table:table-cell>
          <table:table-cell table:number-columns-repeated="7"/>
          <table:table-cell office:value-type="string">
            <text:p>déménagement</text:p>
          </table:table-cell>
        </table:table-row>
        <table:table-row table:style-name="ro1">
          <table:table-cell office:value-type="date" office:date-value="2012-02-28">
            <text:p>28/02/12</text:p>
          </table:table-cell>
          <table:table-cell table:number-columns-repeated="7"/>
          <table:table-cell office:value-type="string">
            <text:p>déménagement</text:p>
          </table:table-cell>
        </table:table-row>
        <table:table-row table:style-name="ro1">
          <table:table-cell office:value-type="date" office:date-value="2012-02-29">
            <text:p>29/02/12</text:p>
          </table:table-cell>
          <table:table-cell table:number-columns-repeated="7"/>
          <table:table-cell office:value-type="string">
            <text:p>déménagement</text:p>
          </table:table-cell>
        </table:table-row>
        <table:table-row table:style-name="ro2" table:number-rows-repeated="104839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0" table:default-cell-style-name="ce1"/>
        <table:table-column table:style-name="co10" table:number-columns-repeated="8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emp.min</text:p>
          </table:table-cell>
          <table:table-cell office:value-type="string">
            <text:p>Temp.max</text:p>
          </table:table-cell>
          <table:table-cell office:value-type="string">
            <text:p>Pluie</text:p>
          </table:table-cell>
          <table:table-cell office:value-type="string">
            <text:p>Pression</text:p>
          </table:table-cell>
          <table:table-cell office:value-type="string">
            <text:p>Hygrometrie</text:p>
          </table:table-cell>
          <table:table-cell office:value-type="string">
            <text:p>Commentaires</text:p>
          </table:table-cell>
          <table:table-cell office:value-type="string">
            <text:p>Temp.int.min</text:p>
          </table:table-cell>
          <table:table-cell office:value-type="string">
            <text:p>Temp.int.max</text:p>
          </table:table-cell>
        </table:table-row>
        <table:table-row table:style-name="ro1">
          <table:table-cell office:value-type="date" office:date-value="2012-03-01">
            <text:p>01/03/12</text:p>
          </table:table-cell>
          <table:table-cell table:number-columns-repeated="5"/>
          <table:table-cell office:value-type="string">
            <text:p>déménagement</text:p>
          </table:table-cell>
          <table:table-cell table:number-columns-repeated="2"/>
        </table:table-row>
        <table:table-row table:style-name="ro1">
          <table:table-cell office:value-type="date" office:date-value="2012-03-02">
            <text:p>02/03/12</text:p>
          </table:table-cell>
          <table:table-cell table:number-columns-repeated="5"/>
          <table:table-cell office:value-type="string">
            <text:p>déménagement</text:p>
          </table:table-cell>
          <table:table-cell table:number-columns-repeated="2"/>
        </table:table-row>
        <table:table-row table:style-name="ro1">
          <table:table-cell office:value-type="date" office:date-value="2012-03-03">
            <text:p>03/03/12</text:p>
          </table:table-cell>
          <table:table-cell table:number-columns-repeated="5"/>
          <table:table-cell office:value-type="string">
            <text:p>déménagement</text:p>
          </table:table-cell>
          <table:table-cell table:number-columns-repeated="2"/>
        </table:table-row>
        <table:table-row table:style-name="ro1">
          <table:table-cell office:value-type="date" office:date-value="2012-03-04">
            <text:p>04/03/12</text:p>
          </table:table-cell>
          <table:table-cell table:number-columns-repeated="5"/>
          <table:table-cell office:value-type="string">
            <text:p>déménagement</text:p>
          </table:table-cell>
          <table:table-cell table:number-columns-repeated="2"/>
        </table:table-row>
        <table:table-row table:style-name="ro2">
          <table:table-cell office:value-type="date" office:date-value="2012-03-05">
            <text:p>05/03/1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date" office:date-value="2012-03-06">
            <text:p>06/03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date" office:date-value="2012-03-07">
            <text:p>07/03/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date" office:date-value="2012-03-08">
            <text:p>08/03/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date" office:date-value="2012-03-09">
            <text:p>09/03/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date" office:date-value="2012-03-10">
            <text:p>10/03/12</text:p>
          </table:table-cell>
          <table:table-cell table:number-columns-repeated="8"/>
        </table:table-row>
        <table:table-row table:style-name="ro2">
          <table:table-cell office:value-type="date" office:date-value="2012-03-11">
            <text:p>11/03/1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date" office:date-value="2012-03-12">
            <text:p>12/03/12</text:p>
          </table:table-cell>
          <table:table-cell table:number-columns-repeated="8"/>
        </table:table-row>
        <table:table-row table:style-name="ro2">
          <table:table-cell office:value-type="date" office:date-value="2012-03-13">
            <text:p>13/03/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date" office:date-value="2012-03-14">
            <text:p>14/03/1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date" office:date-value="2012-03-16">
            <text:p>16/03/12</text:p>
          </table:table-cell>
          <table:table-cell table:number-columns-repeated="8"/>
        </table:table-row>
        <table:table-row table:style-name="ro2">
          <table:table-cell office:value-type="date" office:date-value="2012-03-17">
            <text:p>17/03/12</text:p>
          </table:table-cell>
          <table:table-cell table:number-columns-repeated="8"/>
        </table:table-row>
        <table:table-row table:style-name="ro2">
          <table:table-cell office:value-type="date" office:date-value="2012-03-18">
            <text:p>18/03/1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date" office:date-value="2012-03-19">
            <text:p>19/03/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2"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date" office:date-value="2012-03-21">
            <text:p>21/03/1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2">
          <table:table-cell office:value-type="date" office:date-value="2012-03-22">
            <text:p>22/03/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date" office:date-value="2012-03-23">
            <text:p>23/03/1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date" office:date-value="2012-03-24">
            <text:p>24/03/1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date" office:date-value="2012-03-25">
            <text:p>25/03/12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date" office:date-value="2012-03-26">
            <text:p>26/03/1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date" office:date-value="2012-03-27">
            <text:p>27/03/12</text:p>
          </table:table-cell>
          <table:table-cell table:number-columns-repeated="8"/>
        </table:table-row>
        <table:table-row table:style-name="ro2">
          <table:table-cell office:value-type="date" office:date-value="2012-03-28">
            <text:p>28/03/1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date" office:date-value="2012-03-29">
            <text:p>29/03/1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3-30">
            <text:p>30/03/1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date" office:date-value="2012-03-31">
            <text:p>31/03/12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date" office:date-value="2012-04-01">
            <text:p>01/04/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date" office:date-value="2012-04-02">
            <text:p>02/04/1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date" office:date-value="2012-04-03">
            <text:p>03/04/1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0.5">
            <text:p>0.5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date" office:date-value="2012-04-04">
            <text:p>04/04/1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date" office:date-value="2012-04-05">
            <text:p>05/04/12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date" office:date-value="2012-04-06">
            <text:p>06/04/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date" office:date-value="2012-04-07">
            <text:p>07/04/12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date" office:date-value="2012-04-08">
            <text:p>08/04/12</text:p>
          </table:table-cell>
          <table:table-cell table:number-columns-repeated="8"/>
        </table:table-row>
        <table:table-row table:style-name="ro2">
          <table:table-cell office:value-type="date" office:date-value="2012-04-09">
            <text:p>09/04/12</text:p>
          </table:table-cell>
          <table:table-cell table:number-columns-repeated="8"/>
        </table:table-row>
        <table:table-row table:style-name="ro2">
          <table:table-cell office:value-type="date" office:date-value="2012-04-10">
            <text:p>10/04/12</text:p>
          </table:table-cell>
          <table:table-cell table:number-columns-repeated="8"/>
        </table:table-row>
        <table:table-row table:style-name="ro2">
          <table:table-cell office:value-type="date" office:date-value="2012-04-11">
            <text:p>11/04/12</text:p>
          </table:table-cell>
          <table:table-cell table:number-columns-repeated="8"/>
        </table:table-row>
        <table:table-row table:style-name="ro2">
          <table:table-cell office:value-type="date" office:date-value="2012-04-12">
            <text:p>12/04/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date" office:date-value="2012-04-13">
            <text:p>13/04/12</text:p>
          </table:table-cell>
          <table:table-cell table:number-columns-repeated="8"/>
        </table:table-row>
        <table:table-row table:style-name="ro2">
          <table:table-cell office:value-type="date" office:date-value="2012-04-14">
            <text:p>14/04/12</text:p>
          </table:table-cell>
          <table:table-cell table:number-columns-repeated="8"/>
        </table:table-row>
        <table:table-row table:style-name="ro2">
          <table:table-cell office:value-type="date" office:date-value="2012-04-15">
            <text:p>15/04/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date" office:date-value="2012-04-16">
            <text:p>16/04/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date" office:date-value="2012-04-17">
            <text:p>17/04/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date" office:date-value="2012-04-18">
            <text:p>18/04/1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04-19">
            <text:p>19/04/1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date" office:date-value="2012-04-20">
            <text:p>20/04/1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date" office:date-value="2012-04-21">
            <text:p>21/04/12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date" office:date-value="2012-04-22">
            <text:p>22/04/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date" office:date-value="2012-04-23">
            <text:p>23/04/1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date" office:date-value="2012-04-24">
            <text:p>24/04/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date" office:date-value="2012-04-25">
            <text:p>25/04/1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date" office:date-value="2012-04-26">
            <text:p>26/04/12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date" office:date-value="2012-04-27">
            <text:p>27/04/1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2">
          <table:table-cell office:value-type="date" office:date-value="2012-04-28">
            <text:p>28/04/12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date" office:date-value="2012-04-29">
            <text:p>29/04/12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date" office:date-value="2012-04-30">
            <text:p>30/04/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date" office:date-value="2012-05-01">
            <text:p>01/05/1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date" office:date-value="2012-05-02">
            <text:p>02/05/1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5-03">
            <text:p>03/05/1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date" office:date-value="2012-05-04">
            <text:p>04/05/1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date" office:date-value="2012-05-05">
            <text:p>05/05/1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date" office:date-value="2012-05-06">
            <text:p>06/05/1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date" office:date-value="2012-05-07">
            <text:p>07/05/1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05-08">
            <text:p>08/05/1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05-09">
            <text:p>09/05/1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2-05-10">
            <text:p>10/05/12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string">
            <text:p>lourd</text:p>
          </table:table-cell>
          <table:table-cell table:number-columns-repeated="2"/>
        </table:table-row>
        <table:table-row table:style-name="ro2">
          <table:table-cell office:value-type="date" office:date-value="2012-05-11">
            <text:p>11/05/12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date" office:date-value="2012-05-12">
            <text:p>12/05/1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5-13">
            <text:p>13/05/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date" office:date-value="2012-05-14">
            <text:p>14/05/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date" office:date-value="2012-05-15">
            <text:p>15/05/1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.5">
            <text:p>0.5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date" office:date-value="2012-05-16">
            <text:p>16/05/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date" office:date-value="2012-05-17">
            <text:p>17/05/1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date" office:date-value="2012-05-18">
            <text:p>18/05/12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date" office:date-value="2012-05-19">
            <text:p>19/05/1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date" office:date-value="2012-05-20">
            <text:p>20/05/1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date" office:date-value="2012-05-21">
            <text:p>21/05/1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date" office:date-value="2012-05-22">
            <text:p>22/05/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5-23">
            <text:p>23/05/1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date" office:date-value="2012-05-24">
            <text:p>24/05/12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date" office:date-value="2012-05-25">
            <text:p>25/05/12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5-26">
            <text:p>26/05/12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5-27">
            <text:p>27/05/12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05-28">
            <text:p>28/05/1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5-29">
            <text:p>29/05/1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5-30">
            <text:p>30/05/12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date" office:date-value="2012-05-31">
            <text:p>31/05/12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date" office:date-value="2012-06-01">
            <text:p>01/06/12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06-02">
            <text:p>02/06/12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date" office:date-value="2012-06-03">
            <text:p>03/06/12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6-04">
            <text:p>04/06/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06-05">
            <text:p>05/06/1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6-06">
            <text:p>06/06/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date" office:date-value="2012-06-07">
            <text:p>07/06/12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date" office:date-value="2012-06-08">
            <text:p>08/06/1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06-09">
            <text:p>09/06/12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6-10">
            <text:p>10/06/1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date" office:date-value="2012-06-11">
            <text:p>11/06/12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date" office:date-value="2012-06-12">
            <text:p>12/06/1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date" office:date-value="2012-06-13">
            <text:p>13/06/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date" office:date-value="2012-06-14">
            <text:p>14/06/1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string">
            <text:p>beau!</text:p>
          </table:table-cell>
          <table:table-cell table:number-columns-repeated="2"/>
        </table:table-row>
        <table:table-row table:style-name="ro2">
          <table:table-cell office:value-type="date" office:date-value="2012-06-15">
            <text:p>15/06/12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string">
            <text:p>beau!</text:p>
          </table:table-cell>
          <table:table-cell table:number-columns-repeated="2"/>
        </table:table-row>
        <table:table-row table:style-name="ro1">
          <table:table-cell office:value-type="date" office:date-value="2012-06-16">
            <text:p>16/06/12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string">
            <text:p>chaud</text:p>
          </table:table-cell>
          <table:table-cell table:number-columns-repeated="2"/>
        </table:table-row>
        <table:table-row table:style-name="ro1">
          <table:table-cell office:value-type="date" office:date-value="2012-06-17">
            <text:p>17/06/12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string">
            <text:p>chaud</text:p>
          </table:table-cell>
          <table:table-cell table:number-columns-repeated="2"/>
        </table:table-row>
        <table:table-row table:style-name="ro1">
          <table:table-cell office:value-type="date" office:date-value="2012-06-18">
            <text:p>18/06/12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string">
            <text:p>lourd</text:p>
          </table:table-cell>
          <table:table-cell table:number-columns-repeated="2"/>
        </table:table-row>
        <table:table-row table:style-name="ro2">
          <table:table-cell office:value-type="date" office:date-value="2012-06-19">
            <text:p>19/06/1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6-20">
            <text:p>20/06/12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date" office:date-value="2012-06-21">
            <text:p>21/06/12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6-22">
            <text:p>22/06/12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>
          <table:table-cell office:value-type="date" office:date-value="2012-06-23">
            <text:p>23/06/12</text:p>
          </table:table-cell>
          <table:table-cell table:number-columns-repeated="8"/>
        </table:table-row>
        <table:table-row table:style-name="ro2">
          <table:table-cell office:value-type="date" office:date-value="2012-06-24">
            <text:p>24/06/12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date" office:date-value="2012-06-25">
            <text:p>25/06/12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date" office:date-value="2012-06-26">
            <text:p>26/06/12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date" office:date-value="2012-06-27">
            <text:p>27/06/12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6-28">
            <text:p>28/06/12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date" office:date-value="2012-06-29">
            <text:p>29/06/1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date" office:date-value="2012-06-30">
            <text:p>30/06/12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date" office:date-value="2012-07-01">
            <text:p>01/07/12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date" office:date-value="2012-07-02">
            <text:p>02/07/1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07-03">
            <text:p>03/07/1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7-04">
            <text:p>04/07/12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date" office:date-value="2012-07-05">
            <text:p>05/07/12</text:p>
          </table:table-cell>
          <table:table-cell table:number-columns-repeated="5"/>
          <table:table-cell office:value-type="string">
            <text:p>prague</text:p>
          </table:table-cell>
          <table:table-cell table:number-columns-repeated="2"/>
        </table:table-row>
        <table:table-row table:style-name="ro1">
          <table:table-cell office:value-type="date" office:date-value="2012-07-06">
            <text:p>06/07/12</text:p>
          </table:table-cell>
          <table:table-cell table:number-columns-repeated="5"/>
          <table:table-cell office:value-type="string">
            <text:p>prague</text:p>
          </table:table-cell>
          <table:table-cell table:number-columns-repeated="2"/>
        </table:table-row>
        <table:table-row table:style-name="ro1">
          <table:table-cell office:value-type="date" office:date-value="2012-07-07">
            <text:p>07/07/12</text:p>
          </table:table-cell>
          <table:table-cell table:number-columns-repeated="5"/>
          <table:table-cell office:value-type="string">
            <text:p>prague</text:p>
          </table:table-cell>
          <table:table-cell table:number-columns-repeated="2"/>
        </table:table-row>
        <table:table-row table:style-name="ro1">
          <table:table-cell office:value-type="date" office:date-value="2012-07-08">
            <text:p>08/07/12</text:p>
          </table:table-cell>
          <table:table-cell table:number-columns-repeated="5"/>
          <table:table-cell office:value-type="string">
            <text:p>prague</text:p>
          </table:table-cell>
          <table:table-cell table:number-columns-repeated="2"/>
        </table:table-row>
        <table:table-row table:style-name="ro1">
          <table:table-cell office:value-type="date" office:date-value="2012-07-09">
            <text:p>09/07/12</text:p>
          </table:table-cell>
          <table:table-cell table:number-columns-repeated="5"/>
          <table:table-cell office:value-type="string">
            <text:p>prague</text:p>
          </table:table-cell>
          <table:table-cell table:number-columns-repeated="2"/>
        </table:table-row>
        <table:table-row table:style-name="ro1">
          <table:table-cell office:value-type="date" office:date-value="2012-07-10">
            <text:p>10/07/12</text:p>
          </table:table-cell>
          <table:table-cell table:number-columns-repeated="5"/>
          <table:table-cell office:value-type="string">
            <text:p>prague</text:p>
          </table:table-cell>
          <table:table-cell table:number-columns-repeated="2"/>
        </table:table-row>
        <table:table-row table:style-name="ro1">
          <table:table-cell office:value-type="date" office:date-value="2012-07-11">
            <text:p>11/07/12</text:p>
          </table:table-cell>
          <table:table-cell table:number-columns-repeated="5"/>
          <table:table-cell office:value-type="string">
            <text:p>prague</text:p>
          </table:table-cell>
          <table:table-cell table:number-columns-repeated="2"/>
        </table:table-row>
        <table:table-row table:style-name="ro1">
          <table:table-cell office:value-type="date" office:date-value="2012-07-12">
            <text:p>12/07/12</text:p>
          </table:table-cell>
          <table:table-cell table:number-columns-repeated="5"/>
          <table:table-cell office:value-type="string">
            <text:p>prague</text:p>
          </table:table-cell>
          <table:table-cell table:number-columns-repeated="2"/>
        </table:table-row>
        <table:table-row table:style-name="ro1">
          <table:table-cell office:value-type="date" office:date-value="2012-07-13">
            <text:p>13/07/12</text:p>
          </table:table-cell>
          <table:table-cell table:number-columns-repeated="5"/>
          <table:table-cell office:value-type="string">
            <text:p>prague</text:p>
          </table:table-cell>
          <table:table-cell table:number-columns-repeated="2"/>
        </table:table-row>
        <table:table-row table:style-name="ro1">
          <table:table-cell office:value-type="date" office:date-value="2012-07-14">
            <text:p>14/07/12</text:p>
          </table:table-cell>
          <table:table-cell table:number-columns-repeated="5"/>
          <table:table-cell office:value-type="string">
            <text:p>prague</text:p>
          </table:table-cell>
          <table:table-cell table:number-columns-repeated="2"/>
        </table:table-row>
        <table:table-row table:style-name="ro1">
          <table:table-cell office:value-type="date" office:date-value="2012-07-15">
            <text:p>15/07/12</text:p>
          </table:table-cell>
          <table:table-cell table:number-columns-repeated="5"/>
          <table:table-cell office:value-type="string">
            <text:p>prague</text:p>
          </table:table-cell>
          <table:table-cell table:number-columns-repeated="2"/>
        </table:table-row>
        <table:table-row table:style-name="ro2">
          <table:table-cell office:value-type="date" office:date-value="2012-07-16">
            <text:p>16/07/12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date" office:date-value="2012-07-17">
            <text:p>17/07/12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date" office:date-value="2012-07-18">
            <text:p>18/07/12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7-19">
            <text:p>19/07/12</text:p>
          </table:table-cell>
          <table:table-cell table:number-columns-repeated="8"/>
        </table:table-row>
        <table:table-row table:style-name="ro2">
          <table:table-cell office:value-type="date" office:date-value="2012-07-20">
            <text:p>20/07/12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7-21">
            <text:p>21/07/1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7-22">
            <text:p>22/07/12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7-23">
            <text:p>23/07/1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date" office:date-value="2012-07-24">
            <text:p>24/07/12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date" office:date-value="2012-07-25">
            <text:p>25/07/12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date" office:date-value="2012-07-26">
            <text:p>26/07/1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date" office:date-value="2012-07-27">
            <text:p>27/07/1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date" office:date-value="2012-07-28">
            <text:p>28/07/12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2-07-29">
            <text:p>29/07/12</text:p>
          </table:table-cell>
          <table:table-cell table:number-columns-repeated="5"/>
          <table:table-cell office:value-type="string">
            <text:p>vayrac</text:p>
          </table:table-cell>
          <table:table-cell table:number-columns-repeated="2"/>
        </table:table-row>
        <table:table-row table:style-name="ro1">
          <table:table-cell office:value-type="date" office:date-value="2012-07-30">
            <text:p>30/07/12</text:p>
          </table:table-cell>
          <table:table-cell table:number-columns-repeated="5"/>
          <table:table-cell office:value-type="string">
            <text:p>vayrac</text:p>
          </table:table-cell>
          <table:table-cell table:number-columns-repeated="2"/>
        </table:table-row>
        <table:table-row table:style-name="ro1">
          <table:table-cell office:value-type="date" office:date-value="2012-07-31">
            <text:p>31/07/12</text:p>
          </table:table-cell>
          <table:table-cell table:number-columns-repeated="5"/>
          <table:table-cell office:value-type="string">
            <text:p>vayrac</text:p>
          </table:table-cell>
          <table:table-cell table:number-columns-repeated="2"/>
        </table:table-row>
        <table:table-row table:style-name="ro1">
          <table:table-cell office:value-type="date" office:date-value="2012-08-01">
            <text:p>01/08/12</text:p>
          </table:table-cell>
          <table:table-cell table:number-columns-repeated="5"/>
          <table:table-cell office:value-type="string">
            <text:p>vayrac</text:p>
          </table:table-cell>
          <table:table-cell table:number-columns-repeated="2"/>
        </table:table-row>
        <table:table-row table:style-name="ro1">
          <table:table-cell office:value-type="date" office:date-value="2012-08-02">
            <text:p>02/08/12</text:p>
          </table:table-cell>
          <table:table-cell table:number-columns-repeated="5"/>
          <table:table-cell office:value-type="string">
            <text:p>vayrac</text:p>
          </table:table-cell>
          <table:table-cell table:number-columns-repeated="2"/>
        </table:table-row>
        <table:table-row table:style-name="ro1">
          <table:table-cell office:value-type="date" office:date-value="2012-08-03">
            <text:p>03/08/12</text:p>
          </table:table-cell>
          <table:table-cell table:number-columns-repeated="5"/>
          <table:table-cell office:value-type="string">
            <text:p>vayrac</text:p>
          </table:table-cell>
          <table:table-cell table:number-columns-repeated="2"/>
        </table:table-row>
        <table:table-row table:style-name="ro1">
          <table:table-cell office:value-type="date" office:date-value="2012-08-04">
            <text:p>04/08/12</text:p>
          </table:table-cell>
          <table:table-cell table:number-columns-repeated="5"/>
          <table:table-cell office:value-type="string">
            <text:p>vayrac</text:p>
          </table:table-cell>
          <table:table-cell table:number-columns-repeated="2"/>
        </table:table-row>
        <table:table-row table:style-name="ro1">
          <table:table-cell office:value-type="date" office:date-value="2012-08-05">
            <text:p>05/08/12</text:p>
          </table:table-cell>
          <table:table-cell table:number-columns-repeated="5"/>
          <table:table-cell office:value-type="string">
            <text:p>vayrac</text:p>
          </table:table-cell>
          <table:table-cell table:number-columns-repeated="2"/>
        </table:table-row>
        <table:table-row table:style-name="ro1">
          <table:table-cell office:value-type="date" office:date-value="2012-08-06">
            <text:p>06/08/12</text:p>
          </table:table-cell>
          <table:table-cell table:number-columns-repeated="5"/>
          <table:table-cell office:value-type="string">
            <text:p>vayrac</text:p>
          </table:table-cell>
          <table:table-cell table:number-columns-repeated="2"/>
        </table:table-row>
        <table:table-row table:style-name="ro1">
          <table:table-cell office:value-type="date" office:date-value="2012-08-07">
            <text:p>07/08/12</text:p>
          </table:table-cell>
          <table:table-cell table:number-columns-repeated="5"/>
          <table:table-cell office:value-type="string">
            <text:p>vayrac</text:p>
          </table:table-cell>
          <table:table-cell table:number-columns-repeated="2"/>
        </table:table-row>
        <table:table-row table:style-name="ro1">
          <table:table-cell office:value-type="date" office:date-value="2012-08-08">
            <text:p>08/08/12</text:p>
          </table:table-cell>
          <table:table-cell table:number-columns-repeated="5"/>
          <table:table-cell office:value-type="string">
            <text:p>vayrac</text:p>
          </table:table-cell>
          <table:table-cell table:number-columns-repeated="2"/>
        </table:table-row>
        <table:table-row table:style-name="ro1">
          <table:table-cell office:value-type="date" office:date-value="2012-08-09">
            <text:p>09/08/12</text:p>
          </table:table-cell>
          <table:table-cell table:number-columns-repeated="5"/>
          <table:table-cell office:value-type="string">
            <text:p>vayrac</text:p>
          </table:table-cell>
          <table:table-cell table:number-columns-repeated="2"/>
        </table:table-row>
        <table:table-row table:style-name="ro1">
          <table:table-cell office:value-type="date" office:date-value="2012-08-10">
            <text:p>10/08/12</text:p>
          </table:table-cell>
          <table:table-cell table:number-columns-repeated="5"/>
          <table:table-cell office:value-type="string">
            <text:p>Annecy</text:p>
          </table:table-cell>
          <table:table-cell table:number-columns-repeated="2"/>
        </table:table-row>
        <table:table-row table:style-name="ro1">
          <table:table-cell office:value-type="date" office:date-value="2012-08-11">
            <text:p>11/08/12</text:p>
          </table:table-cell>
          <table:table-cell table:number-columns-repeated="5"/>
          <table:table-cell office:value-type="string">
            <text:p>Annecy</text:p>
          </table:table-cell>
          <table:table-cell table:number-columns-repeated="2"/>
        </table:table-row>
        <table:table-row table:style-name="ro1">
          <table:table-cell office:value-type="date" office:date-value="2012-08-12">
            <text:p>12/08/12</text:p>
          </table:table-cell>
          <table:table-cell table:number-columns-repeated="5"/>
          <table:table-cell office:value-type="string">
            <text:p>Annecy</text:p>
          </table:table-cell>
          <table:table-cell table:number-columns-repeated="2"/>
        </table:table-row>
        <table:table-row table:style-name="ro1">
          <table:table-cell office:value-type="date" office:date-value="2012-08-13">
            <text:p>13/08/12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string">
            <text:p>pluie cumulée</text:p>
          </table:table-cell>
          <table:table-cell table:number-columns-repeated="2"/>
        </table:table-row>
        <table:table-row table:style-name="ro2">
          <table:table-cell office:value-type="date" office:date-value="2012-08-14">
            <text:p>14/08/12</text:p>
          </table:table-cell>
          <table:table-cell table:number-columns-repeated="8"/>
        </table:table-row>
        <table:table-row table:style-name="ro2">
          <table:table-cell office:value-type="date" office:date-value="2012-08-15">
            <text:p>15/08/12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date" office:date-value="2012-08-16">
            <text:p>16/08/12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date" office:date-value="2012-08-17">
            <text:p>17/08/12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date" office:date-value="2012-08-18">
            <text:p>18/08/12</text:p>
          </table:table-cell>
          <table:table-cell table:number-columns-repeated="8"/>
        </table:table-row>
        <table:table-row table:style-name="ro2">
          <table:table-cell office:value-type="date" office:date-value="2012-08-19">
            <text:p>19/08/12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8-20">
            <text:p>20/08/12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8-21">
            <text:p>21/08/12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date" office:date-value="2012-08-22">
            <text:p>22/08/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date" office:date-value="2012-08-23">
            <text:p>23/08/12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date" office:date-value="2012-08-24">
            <text:p>24/08/12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date" office:date-value="2012-08-25">
            <text:p>25/08/12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date" office:date-value="2012-08-26">
            <text:p>26/08/12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8-27">
            <text:p>27/08/12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08-28">
            <text:p>28/08/1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date" office:date-value="2012-08-29">
            <text:p>29/08/12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8-30">
            <text:p>30/08/12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8-31">
            <text:p>31/08/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date" office:date-value="2012-09-01">
            <text:p>01/09/12</text:p>
          </table:table-cell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09-02">
            <text:p>02/09/12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09-03">
            <text:p>03/09/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9-04">
            <text:p>04/09/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9-05">
            <text:p>05/09/12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9-06">
            <text:p>06/09/1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date" office:date-value="2012-09-07">
            <text:p>07/09/1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2-09-08">
            <text:p>08/09/1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6">
            <text:p>26</text:p>
          </table:table-cell>
          <table:table-cell office:value-type="string">
            <text:p>Neige 1800</text:p>
          </table:table-cell>
          <table:table-cell table:number-columns-repeated="2"/>
        </table:table-row>
        <table:table-row table:style-name="ro2">
          <table:table-cell office:value-type="date" office:date-value="2012-09-09">
            <text:p>09/09/12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9-10">
            <text:p>10/09/12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9-11">
            <text:p>11/09/12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9-12">
            <text:p>12/09/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2-09-13">
            <text:p>13/09/1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string">
            <text:p>Neige 1800</text:p>
          </table:table-cell>
          <table:table-cell table:number-columns-repeated="2"/>
        </table:table-row>
        <table:table-row table:style-name="ro2">
          <table:table-cell office:value-type="date" office:date-value="2012-09-14">
            <text:p>14/09/1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date" office:date-value="2012-09-15">
            <text:p>15/09/12</text:p>
          </table:table-cell>
          <table:table-cell table:number-columns-repeated="8"/>
        </table:table-row>
        <table:table-row table:style-name="ro2">
          <table:table-cell office:value-type="date" office:date-value="2012-09-16">
            <text:p>16/09/1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date" office:date-value="2012-09-17">
            <text:p>17/09/12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date" office:date-value="2012-09-18">
            <text:p>18/09/12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date" office:date-value="2012-09-19">
            <text:p>19/09/1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9-20">
            <text:p>20/09/12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date" office:date-value="2012-09-21">
            <text:p>21/09/12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9-22">
            <text:p>22/09/1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09-23">
            <text:p>23/09/1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date" office:date-value="2012-09-24">
            <text:p>24/09/1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date" office:date-value="2012-09-25">
            <text:p>25/09/12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date" office:date-value="2012-09-26">
            <text:p>26/09/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date" office:date-value="2012-09-27">
            <text:p>27/09/1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string">
            <text:p>Neige 1700</text:p>
          </table:table-cell>
          <table:table-cell table:number-columns-repeated="2"/>
        </table:table-row>
        <table:table-row table:style-name="ro2">
          <table:table-cell office:value-type="date" office:date-value="2012-09-28">
            <text:p>28/09/1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09-29">
            <text:p>29/09/1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09-30">
            <text:p>30/09/1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10-01">
            <text:p>01/10/12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date" office:date-value="2012-10-02">
            <text:p>02/10/12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date" office:date-value="2012-10-03">
            <text:p>03/10/1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10-04">
            <text:p>04/10/1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date" office:date-value="2012-10-05">
            <text:p>05/10/12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date" office:date-value="2012-10-06">
            <text:p>06/10/12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date" office:date-value="2012-10-07">
            <text:p>07/10/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date" office:date-value="2012-10-08">
            <text:p>08/10/12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date" office:date-value="2012-10-09">
            <text:p>09/10/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date" office:date-value="2012-10-10">
            <text:p>10/10/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date" office:date-value="2012-10-11">
            <text:p>11/10/12</text:p>
          </table:table-cell>
          <table:table-cell table:number-columns-repeated="5"/>
          <table:table-cell office:value-type="string">
            <text:p>voile</text:p>
          </table:table-cell>
          <table:table-cell table:number-columns-repeated="2"/>
        </table:table-row>
        <table:table-row table:style-name="ro2">
          <table:table-cell office:value-type="date" office:date-value="2012-10-12">
            <text:p>12/10/12</text:p>
          </table:table-cell>
          <table:table-cell table:number-columns-repeated="5"/>
          <table:table-cell office:value-type="string">
            <text:p>voile</text:p>
          </table:table-cell>
          <table:table-cell table:number-columns-repeated="2"/>
        </table:table-row>
        <table:table-row table:style-name="ro2">
          <table:table-cell office:value-type="date" office:date-value="2012-10-13">
            <text:p>13/10/12</text:p>
          </table:table-cell>
          <table:table-cell table:number-columns-repeated="5"/>
          <table:table-cell office:value-type="string">
            <text:p>voile</text:p>
          </table:table-cell>
          <table:table-cell table:number-columns-repeated="2"/>
        </table:table-row>
        <table:table-row table:style-name="ro2">
          <table:table-cell office:value-type="date" office:date-value="2012-10-14">
            <text:p>14/10/1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2-10-15">
            <text:p>15/10/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string">
            <text:p>Froid !</text:p>
          </table:table-cell>
          <table:table-cell table:number-columns-repeated="2"/>
        </table:table-row>
        <table:table-row table:style-name="ro2">
          <table:table-cell office:value-type="date" office:date-value="2012-10-16">
            <text:p>16/10/1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.5">
            <text:p>0.5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2-10-17">
            <text:p>17/10/12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string">
            <text:p>Chaud !</text:p>
          </table:table-cell>
          <table:table-cell table:number-columns-repeated="2"/>
        </table:table-row>
        <table:table-row table:style-name="ro2">
          <table:table-cell office:value-type="date" office:date-value="2012-10-18">
            <text:p>18/10/12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date" office:date-value="2012-10-19">
            <text:p>19/10/1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10-20">
            <text:p>20/10/12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date" office:date-value="2012-10-21">
            <text:p>21/10/1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10-22">
            <text:p>22/10/1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date" office:date-value="2012-10-23">
            <text:p>23/10/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date" office:date-value="2012-10-24">
            <text:p>24/10/12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date" office:date-value="2012-10-25">
            <text:p>25/10/1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date" office:date-value="2012-10-26">
            <text:p>26/10/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date" office:date-value="2012-10-27">
            <text:p>27/10/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2-10-28">
            <text:p>28/10/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string">
            <text:p>neige, tempete</text:p>
          </table:table-cell>
          <table:table-cell table:number-columns-repeated="2"/>
        </table:table-row>
        <table:table-row table:style-name="ro2">
          <table:table-cell office:value-type="date" office:date-value="2012-10-29">
            <text:p>29/10/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2-10-30">
            <text:p>30/10/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string">
            <text:p>1ere gelée</text:p>
          </table:table-cell>
          <table:table-cell table:number-columns-repeated="2"/>
        </table:table-row>
        <table:table-row table:style-name="ro2">
          <table:table-cell office:value-type="date" office:date-value="2012-10-31">
            <text:p>31/10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date" office:date-value="2012-11-01">
            <text:p>01/11/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date" office:date-value="2012-11-02">
            <text:p>02/11/12</text:p>
          </table:table-cell>
          <table:table-cell table:number-columns-repeated="5"/>
          <table:table-cell office:value-type="string">
            <text:p>carry</text:p>
          </table:table-cell>
          <table:table-cell table:number-columns-repeated="2"/>
        </table:table-row>
        <table:table-row table:style-name="ro2">
          <table:table-cell office:value-type="date" office:date-value="2012-11-03">
            <text:p>03/11/12</text:p>
          </table:table-cell>
          <table:table-cell table:number-columns-repeated="5"/>
          <table:table-cell office:value-type="string">
            <text:p>carry</text:p>
          </table:table-cell>
          <table:table-cell table:number-columns-repeated="2"/>
        </table:table-row>
        <table:table-row table:style-name="ro1">
          <table:table-cell office:value-type="date" office:date-value="2012-11-04">
            <text:p>04/11/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string">
            <text:p>pluie cumulée</text:p>
          </table:table-cell>
          <table:table-cell table:number-columns-repeated="2"/>
        </table:table-row>
        <table:table-row table:style-name="ro2" table:number-rows-repeated="104832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00/00/0000</text:date>, <text:time style:data-style-name="N2" text:time-value="0000-00-00T17:41:5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2-11-07T17:43:15</dc:date>
    <meta:editing-duration>PT1M</meta:editing-duration>
    <meta:editing-cycles>2</meta:editing-cycles>
    <meta:document-statistic meta:table-count="2" meta:cell-count="2568" meta:object-count="0"/>
  </office:meta>
</office:document-meta>
</file>